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dEndpoint.ResolvedEndpoint( DocumentFragment reference , String epName , QName serviceName , QName [ ] 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lvedEndpoint.ResolvedEndpoint( String uri ,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Endpoint.getAsReference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Endpoint.ResolvedEndpoint( DocumentFragment reference , String epName ,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lvedEndpoint.resolveEndpoint( DocumentFragment epr , QName elementName , QName serviceName , String uriPrefi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ResolvedEndpoint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Endpoint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Endpoint.getEndpoi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